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30pt" officeooo:rsid="000f42c6" officeooo:paragraph-rsid="000f42c6" fo:background-color="#ffff00" style:font-size-asian="30pt" style:font-size-complex="30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2pt" officeooo:rsid="000f42c6" officeooo:paragraph-rsid="000f42c6" fo:background-color="#ffffff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273a9" officeooo:paragraph-rsid="001273a9" fo:background-color="#fffff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146ef4" officeooo:paragraph-rsid="00146ef4" fo:background-color="#ffffff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14d387" officeooo:paragraph-rsid="0014d387" fo:background-color="#fffff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153e0f" officeooo:paragraph-rsid="00153e0f" fo:background-color="#ffffff" style:font-size-asian="10.5pt" style:font-weight-asian="bold" style:font-size-complex="12pt" style:font-weight-complex="bold"/>
    </style:style>
    <style:style style:name="P7" style:family="paragraph" style:parent-style-name="Text_20_body">
      <loext:graphic-properties draw:fill="solid" draw:fill-color="#ffffff" draw:opacity="100%"/>
      <style:paragraph-properties fo:margin-top="0in" fo:margin-bottom="0in" style:contextual-spacing="false" fo:background-color="#ffffff" fo:padding="0in" fo:border="none"/>
    </style:style>
    <style:style style:name="P8" style:family="paragraph" style:parent-style-name="Text_20_body" style:list-style-name="L1">
      <style:paragraph-properties fo:margin-top="0in" fo:margin-bottom="0in" style:contextual-spacing="false" fo:line-height="175%" fo:padding="0in" fo:border="none"/>
    </style:style>
    <style:style style:name="P9" style:family="paragraph" style:parent-style-name="Text_20_body" style:list-style-name="L1">
      <style:paragraph-properties fo:line-height="175%" fo:padding="0in" fo:border="none"/>
    </style:style>
    <style:style style:name="P10" style:family="paragraph" style:parent-style-name="Text_20_body" style:list-style-name="L2">
      <style:paragraph-properties fo:margin-top="0in" fo:margin-bottom="0in" style:contextual-spacing="false" fo:line-height="175%" fo:padding="0in" fo:border="none"/>
    </style:style>
    <style:style style:name="P11" style:family="paragraph" style:parent-style-name="Text_20_body" style:list-style-name="L2">
      <style:paragraph-properties fo:line-height="175%" fo:padding="0in" fo:border="none"/>
    </style:style>
    <style:style style:name="P12" style:family="paragraph" style:parent-style-name="Text_20_body" style:list-style-name="L3">
      <style:paragraph-properties fo:margin-top="0in" fo:margin-bottom="0in" style:contextual-spacing="false" fo:line-height="175%" fo:padding="0in" fo:border="none"/>
    </style:style>
    <style:style style:name="P13" style:family="paragraph" style:parent-style-name="Text_20_body" style:list-style-name="L3">
      <style:paragraph-properties fo:line-height="175%" fo:padding="0in" fo:border="none"/>
    </style:style>
    <style:style style:name="P14" style:family="paragraph" style:parent-style-name="Text_20_body" style:list-style-name="L4">
      <style:paragraph-properties fo:margin-top="0in" fo:margin-bottom="0in" style:contextual-spacing="false" fo:line-height="175%" fo:padding="0in" fo:border="none"/>
    </style:style>
    <style:style style:name="P15" style:family="paragraph" style:parent-style-name="Text_20_body" style:list-style-name="L4">
      <style:paragraph-properties fo:line-height="175%" fo:padding="0in" fo:border="none"/>
    </style:style>
    <style:style style:name="P16" style:family="paragraph" style:parent-style-name="Text_20_body">
      <style:paragraph-properties fo:text-align="start" style:justify-single-word="false"/>
      <style:text-properties fo:color="#000000" loext:opacity="100%" fo:font-size="12pt" fo:font-weight="bold" officeooo:rsid="0014d387" officeooo:paragraph-rsid="0014d387" fo:background-color="#ffffff" style:font-size-asian="10.5pt" style:font-weight-asian="bold" style:font-size-complex="12pt" style:font-weight-complex="bold"/>
    </style:style>
    <style:style style:name="T1" style:family="text">
      <style:text-properties officeooo:rsid="00108c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8ca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loext:padding="0in" loext:border="none"/>
    </style:style>
    <style:style style:name="T6" style:family="text">
      <style:text-properties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ALHOS</text:p>
      <text:p text:style-name="P1"/>
      <text:p text:style-name="P2"><text:span text:style-name="T1">Procurar todos arquivos</text:span><text:span text:style-name="T3"> “*”</text:span></text:p>
      <text:p text:style-name="P3">Control + Spaço <text:span text:style-name="T2">“Da sujestões de comandos ”</text:span></text:p>
      <text:p text:style-name="P4"><text:span text:style-name="T4">Gerar um html “</text:span>html&gt;body&gt;div&gt;h1 + Tab” </text:p>
      <text:p text:style-name="P5"><text:span text:style-name="T4">Mostra problemas no código </text:span>“Control + Shift + M”<text:span text:style-name="T4"> </text:span></text:p>
      <text:p text:style-name="P5"><text:span text:style-name="T4"/></text:p>
      <text:p text:style-name="P16"><text:bookmark text:name="ember40"/><text:span text:style-name="Strong_20_Emphasis"><text:span text:style-name="T5">Atalhos de Configurações / Gerenciamento</text:span></text:span></text:p>
      <text:list xml:id="list3313665922" text:style-name="L1">
        <text:list-item>
          <text:p text:style-name="P8"><text:bookmark text:name="ember41"/>“<text:span text:style-name="Strong_20_Emphasis"><text:span text:style-name="T6">Ctrl + Shift + P</text:span></text:span>” Abre paleta de comando</text:p>
        </text:list-item>
        <text:list-item>
          <text:p text:style-name="P8"><text:span text:style-name="Emphasis"><text:span text:style-name="Strong_20_Emphasis"><text:span text:style-name="T6">“Ctrl + B</text:span></text:span></text:span><text:span text:style-name="Emphasis"><text:span text:style-name="T6">”</text:span></text:span><text:span text:style-name="T6"> </text:span>Abre/fecha a barra de exploração do VsCode.</text:p>
        </text:list-item>
        <text:list-item>
          <text:p text:style-name="P8">“<text:span text:style-name="Strong_20_Emphasis"><text:span text:style-name="T6">Ctrl + N</text:span></text:span>” - Cria novo arquivo</text:p>
        </text:list-item>
        <text:list-item>
          <text:p text:style-name="P8">“<text:span text:style-name="Strong_20_Emphasis"><text:span text:style-name="T6">Ctrl + O</text:span></text:span>” - Abre arquivo</text:p>
        </text:list-item>
        <text:list-item>
          <text:p text:style-name="P8">“<text:span text:style-name="Strong_20_Emphasis"><text:span text:style-name="T6">Ctrl + S</text:span></text:span>” - Salvar</text:p>
        </text:list-item>
        <text:list-item>
          <text:p text:style-name="P8">“<text:span text:style-name="Strong_20_Emphasis"><text:span text:style-name="T6">Ctrl + Shift + S</text:span></text:span>” - Salvar como</text:p>
        </text:list-item>
        <text:list-item>
          <text:p text:style-name="P8">“<text:span text:style-name="Strong_20_Emphasis"><text:span text:style-name="T6">Ctrl + Shift + T</text:span></text:span>” - Reabre editor fechado</text:p>
        </text:list-item>
        <text:list-item>
          <text:p text:style-name="P8">“<text:span text:style-name="Strong_20_Emphasis"><text:span text:style-name="T6">Ctrl + Shift + X</text:span></text:span>” - Abre aba de Extensões</text:p>
        </text:list-item>
        <text:list-item>
          <text:p text:style-name="P9">“<text:span text:style-name="Strong_20_Emphasis"><text:span text:style-name="T6">Ctrl + Shift + ´</text:span></text:span><text:span text:style-name="T6"> </text:span>” - Abre terminal</text:p>
        </text:list-item>
      </text:list>
      <text:p text:style-name="P7"><text:bookmark text:name="ember42"/><text:span text:style-name="Strong_20_Emphasis"><text:span text:style-name="T5">Atalhos de Seleção</text:span></text:span></text:p>
      <text:list xml:id="list3909865621" text:style-name="L2">
        <text:list-item>
          <text:p text:style-name="P10"><text:bookmark text:name="ember43"/>Usar “<text:span text:style-name="Emphasis"><text:span text:style-name="Strong_20_Emphasis"><text:span text:style-name="T6">Ctrl+C”</text:span></text:span></text:span><text:span text:style-name="T6"> </text:span>ou “<text:span text:style-name="Emphasis"><text:span text:style-name="Strong_20_Emphasis"><text:span text:style-name="T6">Ctrl+X</text:span></text:span></text:span><text:span text:style-name="Emphasis"><text:span text:style-name="T6">”</text:span></text:span><text:span text:style-name="T6"> </text:span>sem selecionar algum trecho faz com que toda a linha atual seja copiada ou recortada, respectivamente.</text:p>
        </text:list-item>
        <text:list-item>
          <text:p text:style-name="P10">“<text:span text:style-name="Strong_20_Emphasis"><text:span text:style-name="T6">Ctrl + F2</text:span></text:span>” seleciona todas as ocorrências do trecho atual selecionado.</text:p>
        </text:list-item>
        <text:list-item>
          <text:p text:style-name="P10">“<text:span text:style-name="Strong_20_Emphasis"><text:span text:style-name="T6">Shift + Alt + </text:span></text:span><text:span text:style-name="Emphasis"><text:span text:style-name="Strong_20_Emphasis"><text:span text:style-name="T6">seta para a direita</text:span></text:span></text:span>” ou “<text:span text:style-name="Strong_20_Emphasis"><text:span text:style-name="T6">Shift + Alt + </text:span></text:span><text:span text:style-name="Emphasis"><text:span text:style-name="Strong_20_Emphasis"><text:span text:style-name="T6">seta para a esquerda</text:span></text:span></text:span>” causa expansão/retração da seleção;</text:p>
        </text:list-item>
        <text:list-item>
          <text:p text:style-name="P10">“<text:span text:style-name="Strong_20_Emphasis"><text:span text:style-name="T6">Shift + Alt + </text:span></text:span><text:span text:style-name="Emphasis"><text:span text:style-name="Strong_20_Emphasis"><text:span text:style-name="T6">seta para cima</text:span></text:span></text:span>” ou “<text:span text:style-name="Emphasis"><text:span text:style-name="Strong_20_Emphasis"><text:span text:style-name="T6">Shift + Alt + seta para baixo</text:span></text:span></text:span>” causa expansão da seleção para a linha acima / abaixo da linha atual, respectivamente</text:p>
        </text:list-item>
        <text:list-item>
          <text:p text:style-name="P11">Selecionar um trecho de código e apertar<text:span text:style-name="T6"> </text:span><text:span text:style-name="Strong_20_Emphasis"><text:span text:style-name="T6">“</text:span></text:span><text:span text:style-name="Emphasis"><text:span text:style-name="Strong_20_Emphasis"><text:span text:style-name="T6">Ctrl + D”</text:span></text:span></text:span><text:span text:style-name="T6"> </text:span>faz com que o próximo trecho de código idêntico ao selecionado anteriormente seja selecionado também.</text:p>
        </text:list-item>
      </text:list>
      <text:p text:style-name="P7"><text:bookmark text:name="ember44"/><text:span text:style-name="Strong_20_Emphasis"><text:span text:style-name="T5">Atalhos de Navegação</text:span></text:span></text:p>
      <text:list xml:id="list2313237030" text:style-name="L3">
        <text:list-item>
          <text:p text:style-name="P12"><text:bookmark text:name="ember45"/>“<text:span text:style-name="Strong_20_Emphasis"><text:span text:style-name="T6">Ctrl + G</text:span></text:span>” Abre caixa de navegação que leva para a linha indicada.</text:p>
        </text:list-item>
        <text:list-item>
          <text:p text:style-name="P12">“<text:span text:style-name="Strong_20_Emphasis"><text:span text:style-name="T6">Ctrl + F</text:span></text:span>” Abre caixa de pesquisa</text:p>
        </text:list-item>
        <text:list-item>
          <text:p text:style-name="P12">“<text:span text:style-name="Strong_20_Emphasis"><text:span text:style-name="T6">F3”</text:span></text:span><text:span text:style-name="T6"> </text:span>/<text:span text:style-name="T6"> </text:span><text:span text:style-name="Strong_20_Emphasis"><text:span text:style-name="T6">“Shift + F3</text:span></text:span>” Vai para a próxima / anterior ocorrência de pesquisa</text:p>
        </text:list-item>
        <text:list-item>
          <text:p text:style-name="P13">“<text:span text:style-name="Strong_20_Emphasis"><text:span text:style-name="T6">Ctrl + </text:span></text:span><text:span text:style-name="Emphasis"><text:span text:style-name="Strong_20_Emphasis"><text:span text:style-name="T6">seta para cima</text:span></text:span></text:span>” ou “<text:span text:style-name="Emphasis"><text:span text:style-name="Strong_20_Emphasis"><text:span text:style-name="T6">Ctrl + Seta para baixo</text:span></text:span></text:span>” Move a barra de rolagem do foco.</text:p>
        </text:list-item>
      </text:list>
      <text:p text:style-name="P7"><text:bookmark text:name="ember46"/><text:soft-page-break/><text:span text:style-name="Strong_20_Emphasis"><text:span text:style-name="T5">Atalhos de Edição</text:span></text:span></text:p>
      <text:list xml:id="list3559872857" text:style-name="L4">
        <text:list-item>
          <text:p text:style-name="P14"><text:bookmark text:name="ember47"/>“<text:span text:style-name="Strong_20_Emphasis"><text:span text:style-name="T6">Ctrl + Shift + K</text:span></text:span>” deleta o conteúdo de uma linha inteira, sem necessidade de selecionar.</text:p>
        </text:list-item>
        <text:list-item>
          <text:p text:style-name="P14">“<text:span text:style-name="Emphasis"><text:span text:style-name="Strong_20_Emphasis"><text:span text:style-name="T6">Alt + seta para cima</text:span></text:span></text:span><text:span text:style-name="Emphasis"><text:span text:style-name="T6">”</text:span></text:span><text:span text:style-name="T6"> </text:span>ou “<text:span text:style-name="Emphasis"><text:span text:style-name="Strong_20_Emphasis"><text:span text:style-name="T6">Alt + seta para baixo</text:span></text:span></text:span><text:span text:style-name="Emphasis"><text:span text:style-name="T6">”</text:span></text:span><text:span text:style-name="T6"> </text:span>leva todo o trecho selecionado uma linha acima ou abaixo, respectivamente.</text:p>
        </text:list-item>
        <text:list-item>
          <text:p text:style-name="P14">“<text:span text:style-name="Strong_20_Emphasis"><text:span text:style-name="T6">Ctrl + Shift + Enter</text:span></text:span>” Insere linha acima</text:p>
        </text:list-item>
        <text:list-item>
          <text:p text:style-name="P15">“<text:span text:style-name="Strong_20_Emphasis"><text:span text:style-name="T6">Ctrl + Shift + [</text:span></text:span>” ou “<text:span text:style-name="Strong_20_Emphasis"><text:span text:style-name="T6">Ctrl + Shift + ]</text:span></text:span>” Colapsa / expande bloco de código</text:p>
        </text:list-item>
      </text:list>
      <text:p text:style-name="P5"><text:span text:style-name="T4"/></text:p>
      <text:p text:style-name="P5"><text:span text:style-name="T4"/></text:p>
      <text:p text:style-name="P5"><text:span text:style-name="T4"/></text:p>
      <text:p text:style-name="P6"><text:span text:style-name="T4">Extensões--------------------------------------------------------</text:span></text:p>
      <text:p text:style-name="P6"><text:span text:style-name="T4"/></text:p>
      <text:p text:style-name="P6">1 - Bookmarks</text:p>
      <text:p text:style-name="P6">2- Indent -rainbow</text:p>
      <text:p text:style-name="P6">3- Pomodoro -time</text:p>
      <text:p text:style-name="P6">4- Bracket-pair-colored</text:p>
      <text:p text:style-name="P6">5- Git-lens</text:p>
      <text:p text:style-name="P6">6- Vscode-faker</text:p>
      <text:p text:style-name="P6">7- Todo-parser</text:p>
      <text:p text:style-name="P6">8- Wakatime</text:p>
      <text:p text:style-name="P6">9- Minify</text:p>
      <text:p text:style-name="P6">10- Change-case</text:p>
      <text:p text:style-name="P6"/>
      <text:p text:style-name="P6">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8:05:49.580877759</meta:creation-date>
    <meta:generator>LibreOffice/7.3.7.2$Linux_X86_64 LibreOffice_project/30$Build-2</meta:generator>
    <dc:date>2024-01-09T20:30:07.438016306</dc:date>
    <meta:editing-duration>PT2H24M25S</meta:editing-duration>
    <meta:editing-cycles>9</meta:editing-cycles>
    <meta:document-statistic meta:table-count="0" meta:image-count="0" meta:object-count="0" meta:page-count="2" meta:paragraph-count="43" meta:word-count="383" meta:character-count="2079" meta:non-whitespace-character-count="1759"/>
  </office:meta>
</office:document-meta>
</file>